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Bitstream Vera Sans"/>
    </style:style>
    <style:style style:name="P2" style:family="paragraph" style:parent-style-name="Standard">
      <style:paragraph-properties fo:line-height="150%" fo:text-align="justify" style:justify-single-word="false"/>
      <style:text-properties style:font-name="Bitstream Vera San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tese se consiste na abordagem de um problema, feita por um estudante, em um trabalho datilografado com extensão média entre 100 e 400 páginas. É obrigatória ao fim do curso universitário italiano, mas em outros países só será feita no doutorado ou PhD. Apresenta-se como tese de <text:span text:style-name="T1">pesquisa</text:span><text:span text:style-name="T2"> ou de </text:span><text:span text:style-name="T1">compilação</text:span><text:span text:style-name="T2">, sendo esta uma exposição inteligente e clara da literatura existente sobre determinado assunto, e aquela a apresentação de pesquisa original, mostrando alguma informação ou aspecto sobre um fenômeno que era até então ignorado por outros autores (p 1-3). A tese pode servir de início para uma pesquisa mais ampla, a ser realizada em anos posteriores (p. 4) ou como aprendizado e experiência para a realização de outros trabalhos diversos que exijam disciplina, pesquisa e organização (p. 5).</text:span></text:p>
      <text:p text:style-name="P1"><text:span text:style-name="T2">Na escolha do tema de uma tese, pode optar-se por fazer um texto monográfico ou panorâmico. Em uma tese panorâmica, tenta-se abordar um tema muito abrangente, como </text:span><text:span text:style-name="T1">A Literatura Italiana do Pós-guerra aos Anos Sessenta</text:span><text:span text:style-name="T2">, correndo-se o risco de elaborar “uma enfadonha resenha de nomes e opiniões correntes ou dar à sua obra um corte original e se ver acusado de imperdoáveis omissões” (p. 7). A tese panográfica, por sua vez, trata de um tema delimitado de forma mais restrita, bastante preciso, sendo um material que será ignorado pela maior parte dos avaliadores. Ao invés de tratar panoramicamente sobre </text:span><text:span text:style-name="T1">Vulcanologia</text:span><text:span text:style-name="T2">, por exemplo, o estudante fará melhor se escrever sobre </text:span><text:span text:style-name="T1">O Nascimento e a Morte Aparente do </text:span><text:span text:style-name="T2">Parícutin, desde que, sobre este tema, diga tudo o que for possível (p. 8). </text:span></text:p>
      <text:p text:style-name="P2">Uma tese pode ainda ser teórica ou histórica. “Teórica é aquela que se propõe atacar um problema abstrato, que pode já ter sido ou não objeto de outras reflexões: natureza da vontade humana, o conceito de liberdade, a noção de papel social, a existência de Deus, o código genético”. Não é recomendado a estudantes se enveredar pela confecção de tese similar, posto que “(...) insignes pensadores (...) se debruçaram sobre esses temas. Mas, afora raras exceções, fizeram-no como conclusão de um trabalho de meditação de várias décadas” (p. 11). A tese poderá, então, ser historiográfica, “dado que nada provém do nada” (p 11), e que do confronto de idéias com outros autores muita coisa nova se pode dizer sobre um assunto. “A questão é ter um ponto de apoio” (p 12). </text:p>
      <text:p text:style-name="P1"><text:span text:style-name="T2">Sobre a escolha entre temas antigos ou contemporâneos, é importante afirmar que autores contemporâneos são sempre mais difíceis. Não existirão esquemas </text:span><text:soft-page-break/><text:span text:style-name="T2">interpretativos seguros e as opiniões serão vagas e contraditórias, ao contrário do que ocorre com autores mais antigos, onde a bibliografia será vasta e completa. (p 13). </text:span></text:p>
      <text:p text:style-name="P2">O tempo requerido para se fazer uma tese varia entre seis meses e três anos (p. 14). É o tempo mínimo necessário para a confecção do plano de trabalho, a pesquisa bibliográfica, a coleta de documentos e a execução do texto. Se mais de três anos foram consumidos, então, provavelmente, ou o estudante escolheu um tema errado, superior às suas forças, ou é do tipo incontentável, que deseja dizer absolutamente tudo, e acaba sem terminar a tese por considerá-la incompleta ou ainda foi acometido pela “neurose da tese”: depressão, utilização da tese como álibi para não se formar, falta de sentimento de realização (p. 14). </text:p>
      <text:p text:style-name="P2">O conhecimento de línguas estrangeiras poderá ser necessário a depender da tese. Isso porque não é possível fazer uma tese sobre determinado autor se este não for lido no original, por exemplo. Nem se pode escrever sobre determinado assunto se as mais importantes obras a seu respeito estão escritas em línguas desconhecidas pelo estudante. As traduções podem deixar de lado nuances do pensamento original que seriam, talvez, fundamentais para a construção da tese em que se trabalha (p. 18-19). Na escolha do tema, deverá o aluno, portanto, levar em conta se necessitará ler textos em outra língua e se encontra-se disposto a aprendê-la. </text:p>
      <text:p text:style-name="P2">Na escolha do tema muito se discute sobre a existência de teses políticas ou científicas. Essa diferenciação, no entanto, é artificial, podendo existir testes políticas observando-se todas as regras de cientificidade necessárias (p. 24). A oposição entre ciência e política torna-se então, entre temas histórico-teóricos e “experiências 'quentes'”, entre um trabalho sobre “autores célebres e textos antigos ou uma tese que imponha uma intervenção direta na atualidade” (p. 24). Essa escolha cabe unicamente ao aluno, que deve decidir se utilizará de suas experiências e ideologias ou buscará escrever sobre temas mais “livrescos” (p. 25). Corre-se o risco, no entanto, de superficialidade nas teses de caráter político, que deve ser evitado utilizando-se de metodologia. <text:span text:style-name="T3">O autor segue para uma análise em que transforma um assunto atual em tema científico: o fenômeno das rádios livres italianas é destrinchado pelo autor que demonstra como se deveria proceder na delimitação do tema e na escolha dos mecanismos metodológicos necessários para a </text:span><text:soft-page-break/><text:span text:style-name="T3">construção de uma boa tese, como a definição de rádio livre, pesquisa bibliográfica, análise da programação, entre outros (p. 27-32). </text:span></text:p>
      <text:p text:style-name="P2">Para encerrar a análise sobre a escolha do tema, anote-se que é preciso evitar exploração por parte do orientador. O professor escolhido para orientar uma tese pode estar participando de um amplo estudo sobre determinado tema e procurar direcionar todas as teses em que participa na direção e dessa forma obrigar um aluno a escrever sobre um tema que não deseja. Pode inclusive utilizar-se dos trabalhos de seu orientandos como se fosse seu, num gesto de desonestidade (p. 33). Cabe ao aluno avaliar se está participando de um trabalho coletivo e se é confiável o seu orientador (p. 34).</text:p>
      <text:p text:style-name="P2">Após a escolha do tema, procede-se à pesquisa do material. Um problema que se impõe desde logo é o da acessibilidade das fontes (p. 36). Não se pode valer, para a confecção de uma tese apenas de fontes secundárias, como traduções ou literatura crítica. Para se estudar o <text:span text:style-name="T1">Pensamento Econômico de Adam Smith</text:span>, é necessário reportar aos escritos originais, em inglês, como fonte primária, além de, evidentemente, bons escritos posteriores sobre a obra e o pensamento do autor. Com isso em mente, não se pode escolher um tema se as fontes primárias e secundárias de estudo não estão acessíveis ao estudante. Não se pode escrever sobre um filme cuja única cópia restante se encontra em país remoto para o qual não se poderá viajar. Nem escrever sobre um autor cuja obra e maiores críticos estão em língua que desconhecemos e que não dispomos de tempo ou interesse para aprender (p. 3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Dante Regis</meta:initial-creator>
    <meta:creation-date>2008-05-17T15:11:22</meta:creation-date>
    <dc:creator>Dante Regis</dc:creator>
    <dc:date>2008-05-18T23:52:55</dc:date>
    <meta:editing-cycles>85</meta:editing-cycles>
    <meta:editing-duration>PT9H21M8S</meta:editing-duration>
    <meta:user-defined meta:name="Info 1"/>
    <meta:user-defined meta:name="Info 2"/>
    <meta:user-defined meta:name="Info 3"/>
    <meta:user-defined meta:name="Info 4"/>
    <meta:document-statistic meta:table-count="0" meta:image-count="0" meta:object-count="0" meta:page-count="3" meta:paragraph-count="9" meta:word-count="1091" meta:character-count="6583"/>
  </office:meta>
</office:document-meta>
</file>